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Pagella" svg:font-family="'TeX Gyre Pagella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202124" loext:opacity="100%" style:font-name="Latin Modern Roman" fo:font-size="24pt" fo:language="es" fo:country="ES" fo:font-weight="bold" officeooo:paragraph-rsid="003a3ba9"/>
    </style:style>
    <style:style style:name="P3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normal" officeooo:rsid="0005c65d" officeooo:paragraph-rsid="0005c65d" style:font-size-asian="14pt" style:font-size-complex="14pt"/>
    </style:style>
    <style:style style:name="P4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normal" officeooo:rsid="0007583b" officeooo:paragraph-rsid="0007583b" style:font-size-asian="14pt" style:font-size-complex="14pt"/>
    </style:style>
    <style:style style:name="P5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normal" officeooo:rsid="000dcfbd" officeooo:paragraph-rsid="000dcfbd" style:font-size-asian="14pt" style:font-size-complex="14pt"/>
    </style:style>
    <style:style style:name="P6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normal" officeooo:rsid="000e0110" officeooo:paragraph-rsid="000e0110" style:font-size-asian="14pt" style:font-size-complex="14pt"/>
    </style:style>
    <style:style style:name="P7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normal" officeooo:paragraph-rsid="0005c65d" style:font-size-asian="14pt" style:font-size-complex="14pt"/>
    </style:style>
    <style:style style:name="P8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normal" officeooo:paragraph-rsid="003a3ba9" style:font-size-asian="14pt" style:font-size-complex="14pt"/>
    </style:style>
    <style:style style:name="P9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normal" officeooo:paragraph-rsid="000e0110" style:font-size-asian="14pt" style:font-size-complex="14pt"/>
    </style:style>
    <style:style style:name="P10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bold" officeooo:rsid="0007583b" officeooo:paragraph-rsid="0007583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language="es" fo:country="ES" fo:font-style="normal" fo:font-weight="bold" officeooo:rsid="000e0110" officeooo:paragraph-rsid="000e011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language="es" fo:country="ES" fo:font-style="normal" fo:font-weight="bold" officeooo:rsid="0006c02e" officeooo:paragraph-rsid="0006c02e" style:font-size-asian="14pt" style:font-size-complex="14pt"/>
    </style:style>
    <style:style style:name="P13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language="es" fo:country="ES" fo:font-style="normal" fo:font-weight="bold" officeooo:rsid="0006c02e" officeooo:paragraph-rsid="003a3ba9" style:font-size-asian="14pt" style:font-size-complex="14pt"/>
    </style:style>
    <style:style style:name="P14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language="es" fo:country="ES" fo:font-style="normal" fo:font-weight="bold" officeooo:rsid="000e0110" officeooo:paragraph-rsid="000e011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Latin Modern Roman" fo:font-size="14pt" fo:letter-spacing="normal" fo:language="es" fo:country="ES" fo:font-style="normal" fo:font-weight="bold" officeooo:rsid="0007583b" officeooo:paragraph-rsid="003a3ba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atin Modern Roman" fo:font-size="14pt" fo:letter-spacing="normal" fo:language="es" fo:country="ES" fo:font-style="normal" fo:font-weight="normal" officeooo:rsid="00284e4a" officeooo:paragraph-rsid="00397f2b" style:font-size-asian="14pt" style:font-size-complex="14pt"/>
    </style:style>
    <style:style style:name="P17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color="#ff0000" loext:opacity="100%" style:font-name="Latin Modern Roman" fo:font-size="14pt" officeooo:paragraph-rsid="0007c8ce" style:font-size-asian="14pt" style:font-size-complex="14pt"/>
    </style:style>
    <style:style style:name="P18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ff0000" loext:opacity="100%" style:font-name="Latin Modern Roman" fo:font-size="14pt" fo:font-weight="bold" officeooo:paragraph-rsid="000e011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Latin Modern Roman" fo:font-size="14pt" officeooo:paragraph-rsid="002e3a28" style:font-size-asian="14pt" style:font-size-complex="14pt"/>
    </style:style>
    <style:style style:name="P20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Latin Modern Roman" fo:font-size="14pt" officeooo:paragraph-rsid="0007c8ce" style:font-size-asian="14pt" style:font-size-complex="14pt"/>
    </style:style>
    <style:style style:name="P21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Latin Modern Roman" fo:font-size="14pt" officeooo:paragraph-rsid="0005c65d" style:font-size-asian="14pt" style:font-size-complex="14pt"/>
    </style:style>
    <style:style style:name="P22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Latin Modern Roman" fo:font-size="14pt" officeooo:paragraph-rsid="003a3ba9" style:font-size-asian="14pt" style:font-size-complex="14pt"/>
    </style:style>
    <style:style style:name="P23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Latin Modern Roman" fo:font-size="14pt" officeooo:paragraph-rsid="003c45b5" style:font-size-asian="14pt" style:font-size-complex="14pt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orphans="2" fo:widows="2" fo:text-indent="0cm" style:auto-text-indent="false">
        <style:drop-cap style:lines="2"/>
      </style:paragraph-properties>
      <style:text-properties style:font-name="Latin Modern Roman" fo:font-size="14pt" officeooo:paragraph-rsid="003023cf" style:font-size-asian="14pt" style:font-size-complex="14pt"/>
    </style:style>
    <style:style style:name="P25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style:font-name="Latin Modern Roman" fo:font-size="14pt" officeooo:paragraph-rsid="003a3ba9" style:font-size-asian="14pt" style:font-size-complex="14pt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Latin Modern Roman" fo:font-size="14pt" fo:language="es" fo:country="ES" fo:font-style="normal" fo:font-weight="normal" officeooo:paragraph-rsid="002e3a28" style:font-size-asian="14pt" style:font-size-complex="14pt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Latin Modern Roman" fo:font-size="14pt" fo:language="es" fo:country="ES" fo:font-style="normal" fo:font-weight="normal" officeooo:paragraph-rsid="003a3ba9" style:font-size-asian="14pt" style:font-size-complex="14pt"/>
    </style:style>
    <style:style style:name="P28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ff0000" loext:opacity="100%" style:font-name="Latin Modern Roman" fo:font-size="14pt" fo:language="es" fo:country="ES" fo:font-style="italic" fo:font-weight="bold" officeooo:paragraph-rsid="00397f2b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ff0000" loext:opacity="100%" style:font-name="Latin Modern Roman" fo:font-size="14pt" fo:language="es" fo:country="ES" fo:font-style="italic" fo:font-weight="bold" officeooo:paragraph-rsid="003a3ba9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ext_20_body">
      <loext:graphic-properties draw:fill-gradient-name="gradient" draw:fill-hatch-name="hatch"/>
      <style:paragraph-properties fo:line-height="100%" fo:text-align="start" style:justify-single-word="false">
        <style:drop-cap style:lines="2"/>
      </style:paragraph-properties>
      <style:text-properties style:font-name="Latin Modern Roman" fo:font-size="14pt" officeooo:paragraph-rsid="003a3ba9" style:font-size-asian="14pt" style:font-size-complex="14pt"/>
    </style:style>
    <style:style style:name="P31" style:family="paragraph" style:parent-style-name="Text_20_body">
      <loext:graphic-properties draw:fill-gradient-name="gradient" draw:fill-hatch-name="hatch"/>
      <style:paragraph-properties fo:line-height="100%" fo:text-align="start" style:justify-single-word="false">
        <style:drop-cap style:lines="2"/>
      </style:paragraph-properties>
      <style:text-properties style:font-name="Latin Modern Roman" fo:font-size="14pt" officeooo:paragraph-rsid="003a3ba9" style:font-size-asian="14pt" style:font-size-complex="14pt"/>
    </style:style>
    <style:style style:name="P32" style:family="paragraph" style:parent-style-name="Text_20_body">
      <style:paragraph-properties fo:line-height="100%"/>
      <style:text-properties style:font-name="Latin Modern Roman" fo:font-size="14pt" style:font-size-asian="14pt" style:font-size-complex="14pt"/>
    </style:style>
    <style:style style:name="P33" style:family="paragraph" style:parent-style-name="Text_20_body">
      <style:paragraph-properties fo:line-height="100%"/>
      <style:text-properties style:font-name="Latin Modern Roman" fo:font-size="14pt" style:text-underline-style="solid" style:text-underline-width="auto" style:text-underline-color="font-color" style:font-size-asian="14pt" style:font-size-complex="14pt"/>
    </style:style>
    <style:style style:name="P34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language="es" fo:country="ES" fo:font-style="italic" fo:font-weight="bold" officeooo:paragraph-rsid="00397f2b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fo:color="#202124" loext:opacity="100%" fo:letter-spacing="normal" fo:language="es" fo:country="ES" fo:font-style="normal" fo:font-weight="normal"/>
    </style:style>
    <style:style style:name="T2" style:family="text">
      <style:text-properties fo:font-variant="normal" fo:text-transform="none" fo:color="#202124" loext:opacity="100%" fo:letter-spacing="normal" fo:language="es" fo:country="ES" fo:font-style="normal" fo:font-weight="normal" officeooo:rsid="00224290"/>
    </style:style>
    <style:style style:name="T3" style:family="text">
      <style:text-properties fo:font-variant="normal" fo:text-transform="none" fo:color="#202124" loext:opacity="100%" fo:letter-spacing="normal" fo:language="es" fo:country="ES" fo:font-style="normal" fo:font-weight="normal" officeooo:rsid="00397f2b"/>
    </style:style>
    <style:style style:name="T4" style:family="text">
      <style:text-properties fo:font-variant="normal" fo:text-transform="none" fo:color="#202124" loext:opacity="100%" fo:letter-spacing="normal" fo:language="es" fo:country="ES" fo:font-style="normal" fo:font-weight="normal" officeooo:rsid="0007c8ce"/>
    </style:style>
    <style:style style:name="T5" style:family="text">
      <style:text-properties fo:font-variant="normal" fo:text-transform="none" fo:color="#202124" loext:opacity="100%" fo:letter-spacing="normal" fo:language="es" fo:country="ES" fo:font-style="normal" fo:font-weight="normal" officeooo:rsid="00212a13"/>
    </style:style>
    <style:style style:name="T6" style:family="text">
      <style:text-properties fo:font-variant="normal" fo:text-transform="none" fo:color="#202124" loext:opacity="100%" fo:letter-spacing="normal" fo:language="es" fo:country="ES" fo:font-style="normal" fo:font-weight="normal" officeooo:rsid="003c45b5"/>
    </style:style>
    <style:style style:name="T7" style:family="text">
      <style:text-properties fo:font-variant="normal" fo:text-transform="none" fo:color="#202124" loext:opacity="100%" fo:letter-spacing="normal" fo:language="es" fo:country="ES" fo:font-style="normal" fo:font-weight="bold" officeooo:rsid="000e0110" style:font-name-asian="Noto Serif CJK SC" style:font-weight-asian="bold" style:font-name-complex="Lohit Devanagari1" style:font-weight-complex="bold"/>
    </style:style>
    <style:style style:name="T8" style:family="text">
      <style:text-properties fo:font-variant="normal" fo:text-transform="none" fo:color="#202124" loext:opacity="100%" fo:letter-spacing="normal" fo:language="es" fo:country="ES" fo:font-style="normal" fo:font-weight="bold" officeooo:rsid="000e0110" style:font-weight-asian="bold" style:font-weight-complex="bold"/>
    </style:style>
    <style:style style:name="T9" style:family="text">
      <style:text-properties fo:font-variant="normal" fo:text-transform="none" fo:color="#202124" loext:opacity="100%" fo:font-size="14pt" fo:letter-spacing="normal" fo:language="es" fo:country="ES" fo:font-style="normal" fo:font-weight="normal" officeooo:rsid="00397f2b" style:font-size-asian="14pt" style:font-size-complex="14pt"/>
    </style:style>
    <style:style style:name="T10" style:family="text">
      <style:text-properties fo:font-variant="normal" fo:text-transform="none" fo:color="#202124" loext:opacity="100%" fo:font-size="14pt" fo:letter-spacing="normal" fo:language="es" fo:country="ES" fo:font-style="normal" fo:font-weight="bold" officeooo:rsid="000e0110" style:font-name-asian="Noto Serif CJK SC" style:font-size-asian="14pt" style:font-weight-asian="bold" style:font-name-complex="Lohit Devanagari1" style:font-size-complex="14pt" style:font-weight-complex="bold"/>
    </style:style>
    <style:style style:name="T11" style:family="text">
      <style:text-properties fo:font-variant="normal" fo:text-transform="none" fo:color="#202124" loext:opacity="100%" style:font-name="Latin Modern Roman" fo:font-size="14pt" fo:letter-spacing="normal" fo:language="es" fo:country="ES" fo:font-style="normal" fo:font-weight="normal" officeooo:rsid="00397f2b" style:font-size-asian="14pt" style:font-size-complex="14pt"/>
    </style:style>
    <style:style style:name="T12" style:family="text">
      <style:text-properties fo:font-variant="normal" fo:text-transform="none" fo:color="#202124" loext:opacity="100%" style:font-name="Latin Modern Roman" fo:font-size="14pt" fo:letter-spacing="normal" fo:language="es" fo:country="ES" fo:font-style="normal" fo:font-weight="bold" officeooo:rsid="000e0110" style:font-name-asian="Noto Serif CJK SC" style:font-size-asian="14pt" style:font-weight-asian="bold" style:font-name-complex="Lohit Devanagari1" style:font-size-complex="14pt" style:font-weight-complex="bold"/>
    </style:style>
    <style:style style:name="T13" style:family="text">
      <style:text-properties fo:font-variant="normal" fo:text-transform="none" fo:letter-spacing="normal" fo:language="es" fo:country="ES" fo:font-style="normal" fo:font-weight="bold" officeooo:rsid="0007c8ce" style:font-weight-asian="bold" style:font-weight-complex="bold"/>
    </style:style>
    <style:style style:name="T14" style:family="text">
      <style:text-properties fo:font-variant="normal" fo:text-transform="none" fo:letter-spacing="normal" fo:language="es" fo:country="ES" fo:font-style="normal" officeooo:rsid="000e0110"/>
    </style:style>
    <style:style style:name="T15" style:family="text">
      <style:text-properties fo:font-variant="normal" fo:text-transform="none" fo:letter-spacing="normal" fo:language="es" fo:country="ES" fo:font-style="normal" officeooo:rsid="0015e4ff"/>
    </style:style>
    <style:style style:name="T16" style:family="text">
      <style:text-properties fo:font-variant="normal" fo:text-transform="none" fo:color="#ff0000" loext:opacity="100%" fo:font-size="14pt" fo:letter-spacing="normal" fo:font-style="normal" fo:font-weight="bold" officeooo:rsid="0006c02e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ff0000" loext:opacity="100%" fo:font-size="14pt" fo:letter-spacing="normal" fo:font-style="normal" fo:font-weight="bold" officeooo:rsid="00284e4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ff0000" loext:opacity="100%" fo:font-size="14pt" fo:letter-spacing="normal" fo:language="es" fo:country="ES" fo:font-style="normal" fo:font-weight="bold" officeooo:rsid="0006c02e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ff0000" loext:opacity="100%" fo:font-size="14pt" fo:letter-spacing="normal" fo:language="es" fo:country="ES" fo:font-style="normal" fo:font-weight="bold" officeooo:rsid="000e0110" style:font-name-asian="TeX Gyre Pagella" style:font-size-asian="14pt" style:font-weight-asian="bold" style:font-name-complex="TeX Gyre Pagella" style:font-size-complex="14pt" style:font-weight-complex="bold"/>
    </style:style>
    <style:style style:name="T20" style:family="text">
      <style:text-properties fo:font-variant="normal" fo:text-transform="none" fo:color="#ff0000" loext:opacity="100%" style:font-name="Latin Modern Roman" fo:font-size="14pt" fo:letter-spacing="normal" fo:language="es" fo:country="ES" fo:font-style="normal" fo:font-weight="bold" officeooo:rsid="000e0110" style:font-name-asian="TeX Gyre Pagella" style:font-size-asian="14pt" style:font-weight-asian="bold" style:font-name-complex="TeX Gyre Pagella" style:font-size-complex="14pt" style:font-weight-complex="bold"/>
    </style:style>
    <style:style style:name="T21" style:family="text">
      <style:text-properties fo:font-variant="normal" fo:text-transform="none" fo:color="#ff0000" loext:opacity="100%" style:font-name="Latin Modern Roman" fo:font-size="14pt" fo:letter-spacing="normal" fo:font-style="normal" fo:font-weight="bold" officeooo:rsid="00284e4a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ff0000" loext:opacity="100%" fo:letter-spacing="normal" fo:language="es" fo:country="ES" fo:font-style="normal" fo:font-weight="bold" officeooo:rsid="000e0110" style:font-name-asian="TeX Gyre Pagella" style:font-weight-asian="bold" style:font-name-complex="TeX Gyre Pagella" style:font-weight-complex="bold"/>
    </style:style>
    <style:style style:name="T23" style:family="text">
      <style:text-properties fo:font-variant="normal" fo:text-transform="none" fo:color="#ff0000" loext:opacity="100%" fo:letter-spacing="normal" fo:language="es" fo:country="ES" fo:font-style="normal" fo:font-weight="bold" officeooo:rsid="0007c8ce" style:font-weight-asian="bold" style:font-weight-complex="bold"/>
    </style:style>
    <style:style style:name="T24" style:family="text">
      <style:text-properties fo:font-variant="normal" fo:text-transform="none" fo:color="#ff0000" loext:opacity="100%" fo:letter-spacing="normal" fo:language="es" fo:country="ES" fo:font-style="normal" fo:font-weight="bold" officeooo:rsid="0006c02e" style:font-weight-asian="bold" style:font-weight-complex="bold"/>
    </style:style>
    <style:style style:name="T25" style:family="text">
      <style:text-properties fo:font-variant="normal" fo:text-transform="none" fo:color="#ff0000" loext:opacity="100%" fo:letter-spacing="normal" fo:language="es" fo:country="ES" fo:font-style="normal" fo:font-weight="normal" officeooo:rsid="003c45b5"/>
    </style:style>
    <style:style style:name="T26" style:family="text">
      <style:text-properties fo:font-variant="normal" fo:text-transform="none" fo:color="#ff0000" loext:opacity="100%" fo:letter-spacing="normal" fo:font-style="normal" fo:font-weight="bold" officeooo:rsid="00284e4a" style:font-weight-asian="bold" style:font-weight-complex="bold"/>
    </style:style>
    <style:style style:name="T27" style:family="text">
      <style:text-properties fo:font-variant="normal" fo:text-transform="none" fo:color="#ff0000" loext:opacity="100%" fo:letter-spacing="normal" fo:font-style="normal" fo:font-weight="bold" officeooo:rsid="0006c02e" style:font-weight-asian="bold" style:font-weight-complex="bold"/>
    </style:style>
    <style:style style:name="T28" style:family="text">
      <style:text-properties fo:font-variant="normal" fo:text-transform="none" fo:color="#ff0000" loext:opacity="100%" fo:font-size="16pt" fo:letter-spacing="normal" fo:language="es" fo:country="ES" fo:font-style="normal" fo:font-weight="bold" officeooo:rsid="000e0110" style:font-name-asian="TeX Gyre Pagella" style:font-size-asian="16pt" style:font-weight-asian="bold" style:font-name-complex="TeX Gyre Pagella" style:font-size-complex="16pt" style:font-weight-complex="bold"/>
    </style:style>
    <style:style style:name="T29" style:family="text">
      <style:text-properties fo:font-variant="normal" fo:text-transform="none" fo:color="#ff0000" loext:opacity="100%" fo:font-size="18pt" fo:letter-spacing="normal" fo:language="es" fo:country="ES" fo:font-style="normal" fo:font-weight="bold" officeooo:rsid="000e0110" style:font-name-asian="TeX Gyre Pagella" style:font-size-asian="18pt" style:font-weight-asian="bold" style:font-name-complex="TeX Gyre Pagella" style:font-size-complex="18pt" style:font-weight-complex="bold"/>
    </style:style>
    <style:style style:name="T30" style:family="text">
      <style:text-properties fo:font-variant="normal" fo:text-transform="none" fo:color="#ff0000" loext:opacity="100%" fo:font-size="20pt" fo:letter-spacing="normal" fo:language="es" fo:country="ES" fo:font-style="normal" fo:font-weight="bold" officeooo:rsid="000e0110" style:font-name-asian="TeX Gyre Pagella" style:font-size-asian="20pt" style:font-weight-asian="bold" style:font-name-complex="TeX Gyre Pagella" style:font-size-complex="20pt" style:font-weight-complex="bold"/>
    </style:style>
    <style:style style:name="T31" style:family="text">
      <style:text-properties fo:font-variant="normal" fo:text-transform="none" fo:color="#000000" loext:opacity="100%" fo:letter-spacing="normal" fo:font-style="normal" fo:font-weight="normal" officeooo:rsid="00397f2b"/>
    </style:style>
    <style:style style:name="T32" style:family="text">
      <style:text-properties fo:font-variant="normal" fo:text-transform="none" fo:color="#000000" loext:opacity="100%" fo:letter-spacing="normal" fo:language="es" fo:country="ES" fo:font-style="normal" fo:font-weight="normal" officeooo:rsid="00397f2b"/>
    </style:style>
    <style:style style:name="T33" style:family="text">
      <style:text-properties fo:font-variant="normal" fo:text-transform="none" style:use-window-font-color="true" loext:opacity="0%" fo:letter-spacing="normal" fo:font-style="normal" fo:font-weight="bold" officeooo:rsid="00284e4a"/>
    </style:style>
    <style:style style:name="T34" style:family="text">
      <style:text-properties fo:font-variant="normal" fo:text-transform="none" style:use-window-font-color="true" loext:opacity="0%" fo:letter-spacing="normal" fo:language="es" fo:country="ES" fo:font-style="normal" fo:font-weight="bold" officeooo:rsid="00378063"/>
    </style:style>
    <style:style style:name="T35" style:family="text">
      <style:text-properties fo:font-variant="normal" fo:text-transform="none" style:use-window-font-color="true" loext:opacity="0%" fo:font-size="14pt" fo:letter-spacing="normal" fo:font-style="normal" fo:font-weight="bold" officeooo:rsid="00284e4a" style:font-size-asian="14pt" style:font-size-complex="14pt"/>
    </style:style>
    <style:style style:name="T36" style:family="text">
      <style:text-properties fo:font-variant="normal" fo:text-transform="none" style:use-window-font-color="true" loext:opacity="0%" fo:font-size="14pt" fo:letter-spacing="normal" fo:language="es" fo:country="ES" fo:font-style="normal" fo:font-weight="bold" officeooo:rsid="00378063" style:font-size-asian="14pt" style:font-size-complex="14pt"/>
    </style:style>
    <style:style style:name="T37" style:family="text">
      <style:text-properties fo:font-variant="normal" fo:text-transform="none" style:use-window-font-color="true" loext:opacity="0%" style:font-name="Latin Modern Roman" fo:font-size="14pt" fo:letter-spacing="normal" fo:font-style="normal" fo:font-weight="bold" officeooo:rsid="00284e4a" style:font-size-asian="14pt" style:font-size-complex="14pt"/>
    </style:style>
    <style:style style:name="T38" style:family="text">
      <style:text-properties officeooo:rsid="0016bd94"/>
    </style:style>
    <style:style style:name="T39" style:family="text">
      <style:text-properties style:use-window-font-color="true" loext:opacity="0%"/>
    </style:style>
    <style:style style:name="T40" style:family="text">
      <style:text-properties style:use-window-font-color="true" loext:opacity="0%" style:font-name="Latin Modern Roman"/>
    </style:style>
    <style:style style:name="T41" style:family="text">
      <style:text-properties style:use-window-font-color="true" loext:opacity="0%" style:font-name="Latin Modern Roman" fo:font-size="14pt" style:font-size-asian="14pt" style:font-size-complex="14pt"/>
    </style:style>
    <style:style style:name="T42" style:family="text">
      <style:text-properties style:use-window-font-color="true" loext:opacity="0%" style:font-name="Latin Modern Roman" fo:font-size="14pt" officeooo:rsid="003aba18" style:font-size-asian="14pt" style:font-size-complex="14pt"/>
    </style:style>
    <style:style style:name="T43" style:family="text">
      <style:text-properties style:use-window-font-color="true" loext:opacity="0%" style:font-name="Latin Modern Roman" fo:font-size="14pt" officeooo:rsid="003a3ba9" style:font-size-asian="14pt" style:font-size-complex="14pt"/>
    </style:style>
    <style:style style:name="T44" style:family="text">
      <style:text-properties style:use-window-font-color="true" loext:opacity="0%" style:font-name="Latin Modern Roman" officeooo:rsid="003aba18"/>
    </style:style>
    <style:style style:name="T45" style:family="text">
      <style:text-properties style:use-window-font-color="true" loext:opacity="0%" style:font-name="Latin Modern Roman" officeooo:rsid="003a3ba9"/>
    </style:style>
    <style:style style:name="T46" style:family="text">
      <style:text-properties style:use-window-font-color="true" loext:opacity="0%" officeooo:rsid="003aba18"/>
    </style:style>
    <style:style style:name="T47" style:family="text">
      <style:text-properties style:use-window-font-color="true" loext:opacity="0%" officeooo:rsid="003a3ba9"/>
    </style:style>
    <style:style style:name="T48" style:family="text">
      <style:text-properties fo:color="#000000" loext:opacity="100%" style:text-underline-style="none" officeooo:rsid="00378063" style:font-size-asian="24pt" style:font-size-complex="24pt"/>
    </style:style>
    <style:style style:name="T49" style:family="text">
      <style:text-properties fo:color="#000000" loext:opacity="100%" style:text-underline-style="none" officeooo:rsid="003a3ba9" style:font-size-asian="24pt" style:font-size-complex="24pt"/>
    </style:style>
    <style:style style:name="T50" style:family="text">
      <style:text-properties officeooo:rsid="003a3ba9"/>
    </style:style>
    <style:style style:name="T51" style:family="text">
      <style:text-properties style:font-name="Latin Modern Roman"/>
    </style:style>
    <style:style style:name="T52" style:family="text">
      <style:text-properties style:font-name="Latin Modern Roman" fo:font-size="14pt" style:font-size-asian="14pt" style:font-size-complex="14pt"/>
    </style:style>
    <style:style style:name="T53" style:family="text">
      <style:text-properties fo:color="#ff0000" loext:opacity="100%"/>
    </style:style>
    <style:style style:name="T54" style:family="text">
      <style:text-properties fo:color="#ff0000" loext:opacity="100%" style:font-name="Latin Modern Roman" fo:font-size="14pt" officeooo:rsid="003aba18" style:font-size-asian="14pt" style:font-size-complex="14pt"/>
    </style:style>
    <style:style style:name="T55" style:family="text">
      <style:text-properties fo:color="#ff0000" loext:opacity="100%" style:font-name="Latin Modern Roman" officeooo:rsid="003aba18"/>
    </style:style>
    <style:style style:name="T56" style:family="text">
      <style:text-properties fo:color="#ff0000" loext:opacity="100%" officeooo:rsid="003aba18"/>
    </style:style>
    <style:style style:name="T57" style:family="text">
      <style:text-properties officeooo:rsid="003c45b5"/>
    </style:style>
    <style:style style:name="T58" style:family="text">
      <style:text-properties style:font-weight-asian="bold" style:font-weight-complex="bold"/>
    </style:style>
    <style:style style:name="T59" style:family="text">
      <style:text-properties officeooo:rsid="003a3ba9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8">D</text:span><text:span text:style-name="T49">OMINGO XXV DEL TIEMPO ORDINARIO</text:span></text:p>
      <text:p text:style-name="P3"/>
      <text:p text:style-name="P12"><text:span text:style-name="T58">PRIMERA LECTURA</text:span></text:p>
      <text:p text:style-name="P12"><text:span text:style-name="T58"/></text:p>
      <text:p text:style-name="P28"><text:span text:style-name="T50">M</text:span>is planes no son vuestros planes</text:p>
      <text:p text:style-name="P7"/>
      <text:p text:style-name="P19"><text:span text:style-name="T34">Lectura del libro de Isaías<text:tab/></text:span><text:span text:style-name="T27">55, 6-9</text:span></text:p>
      <text:p text:style-name="P19"><text:span text:style-name="T27"/></text:p>
      <text:p text:style-name="P30"><text:span text:style-name="T53">B</text:span>uscad al Señor mientras se le encuentra,<text:line-break/>invocadlo mientras está cerca;</text:p>
      <text:p text:style-name="P32">que el malvado abandone su camino,<text:line-break/>y el criminal sus planes;</text:p>
      <text:p text:style-name="P32">que regrese al Señor, y él tendrá piedad,<text:line-break/>a nuestro Dios, que es rico en perdón.</text:p>
      <text:p text:style-name="P32">Mis planes no son vuestros planes,<text:line-break/>vuestros caminos no son mis caminos<text:line-break/>—oráculo del Señor—.</text:p>
      <text:p text:style-name="P32">Como el cielo es más alto que la tierra,<text:line-break/>mis caminos son más altos que los vuestros,<text:line-break/>mis planes, que vuestros planes.</text:p>
      <text:p text:style-name="P26"/>
      <text:p text:style-name="P10">Palabra de Dios.</text:p>
      <text:p text:style-name="P4"/>
      <text:p text:style-name="P17"><text:span text:style-name="T13">Salmo responsorial 144, 2-3. 8-9. 17-18 (R.: 18a)</text:span></text:p>
      <text:p text:style-name="P17"><text:span text:style-name="T13"/></text:p>
      <text:p text:style-name="P20"><text:span text:style-name="T23">R.</text:span><text:span text:style-name="T4"><text:tab/></text:span><text:span text:style-name="T5">Cerca está el Señor de los que lo invocan.</text:span></text:p>
      <text:p text:style-name="P7"/>
      <text:p text:style-name="P25"><text:span text:style-name="T1"><text:tab/></text:span><text:span text:style-name="T2">Día tras día, te bendeciré<text:line-break/><text:tab/>y alabaré tu nombre por siempre jamás.<text:line-break/></text:span><text:soft-page-break/><text:span text:style-name="T2"><text:tab/>Grande es el Señor, merece toda alabanza,<text:line-break/><text:tab/>es incalculable su grandeza.<text:tab/></text:span><text:span text:style-name="T23">R.</text:span></text:p>
      <text:p text:style-name="P7"/>
      <text:p text:style-name="P25"><text:span text:style-name="T1"><text:tab/></text:span><text:span text:style-name="T2">El Señor es clemente y misericordioso,<text:line-break/><text:tab/>lento a la cólera y rico en piedad;<text:line-break/><text:tab/>el Señor es bueno con todos,<text:line-break/><text:tab/>es cariñoso con todas sus criaturas. <text:tab/></text:span><text:span text:style-name="T23">R.</text:span></text:p>
      <text:p text:style-name="P21"/>
      <text:p text:style-name="P25"><text:span text:style-name="T1"><text:tab/></text:span><text:span text:style-name="T2">El Señor es justo en todos sus caminos,<text:line-break/><text:tab/>es bondadoso en todas sus acciones;<text:line-break/><text:tab/>cerca está el Señor de los que lo invocan,<text:line-break/><text:tab/>de los que lo invocan sinceramente.<text:tab/></text:span><text:span text:style-name="T23">R.</text:span></text:p>
      <text:p text:style-name="P25"><text:span text:style-name="T23"/></text:p>
      <text:p text:style-name="P13"><text:span text:style-name="T59">SEGUNDA</text:span><text:span text:style-name="T58"> LECTURA</text:span></text:p>
      <text:p text:style-name="P13"><text:span text:style-name="T58"/></text:p>
      <text:p text:style-name="P29">Por el Bautismo fuimos sepultados con él en la muerte,</text:p>
      <text:p text:style-name="P29">para que andemos en una vida nueva</text:p>
      <text:p text:style-name="P8"/>
      <text:p text:style-name="P22"><text:span text:style-name="T34">Lectura de la carta del apóstol san Pablo a los Romanos<text:tab/></text:span><text:span text:style-name="T24">6, 3-5</text:span></text:p>
      <text:p text:style-name="P22"><text:span text:style-name="T24"/></text:p>
      <text:p text:style-name="P30"><text:span text:style-name="T56">H</text:span><text:span text:style-name="T39">ermanos: </text:span><text:span text:style-name="T46">L</text:span><text:span text:style-name="T39">os que por el Bautismo nos incorporamos a Cristo, fuimos incorporados a su muerte. </text:span><text:span text:style-name="T47">P</text:span><text:span text:style-name="T39">or el Bautismo fuimos sepultados con él en la muerte, para que, así como Cristo fue </text:span><text:span text:style-name="T47">d</text:span><text:span text:style-name="T39">espertado de entre los muertos por la gloria del Padre, así también nosotros andemos en una vida nueva. </text:span><text:span text:style-name="T47">P</text:span><text:span text:style-name="T39">orque, si nuestra existencia está unida a él en una muerte como la suya, </text:span><text:span text:style-name="T47">lo</text:span><text:span text:style-name="T39"> estará también en una resurrección como la suya.</text:span></text:p>
      <text:p text:style-name="P27"/>
      <text:p text:style-name="P15"><text:span text:style-name="T13">Palabra de Dios.</text:span></text:p>
      <text:p text:style-name="P5"/>
      <text:p text:style-name="P18"><text:span text:style-name="T14">Aleluy</text:span><text:span text:style-name="T15">a<text:tab/>1 P 2, 9</text:span></text:p>
      <text:p text:style-name="P16">Vosotros sois una raza elegida,</text:p>
      <text:p text:style-name="P16">un sacerdocio real,</text:p>
      <text:p text:style-name="P16"><text:soft-page-break/>una nación consagrada,</text:p>
      <text:p text:style-name="P16">para proclamar las hazañas del que nos llamó</text:p>
      <text:p text:style-name="P16">a salir de la tiniebla</text:p>
      <text:p text:style-name="P16">y a entrar en su luz maravillosa.</text:p>
      <text:p text:style-name="P5"/>
      <text:p text:style-name="P14">EVANGELIO</text:p>
      <text:p text:style-name="P6"/>
      <text:p text:style-name="P34"><text:span text:style-name="T57">¿</text:span>Vas a tener tú envidia porque soy bueno?</text:p>
      <text:p text:style-name="P7"/>
      <text:p text:style-name="P23"><text:span text:style-name="T22">✠</text:span><text:span text:style-name="T7"> Lectura del santo evangelio según san Mateo</text:span><text:span text:style-name="T33"><text:tab/></text:span><text:span text:style-name="T26">20, 1-16</text:span></text:p>
      <text:p text:style-name="P9"/>
      <text:p text:style-name="P24"><text:span text:style-name="T25">E</text:span><text:span text:style-name="T32">n aquel tiempo, dijo Jesús a sus discípulos esta parábola: </text:span>—«El reino de los cielos se parece a un propietario que al amanecer salió a contratar jornaleros para su viña. Después de ajustarse con ellos en un denario por jornada, los mandó a la viña.</text:p>
      <text:p text:style-name="P32">Salió otra vez a media mañana, vio a otros que estaban en la plaza sin trabajo, y les dijo:</text:p>
      <text:p text:style-name="P32">“Id también vosotros a mi viña, y os pagaré lo debido”.</text:p>
      <text:p text:style-name="P32">Ellos fueron.</text:p>
      <text:p text:style-name="P32">Salió de nuevo hacia mediodía y a media tarde e hizo lo mismo.</text:p>
      <text:p text:style-name="P32">Salió al caer la tarde y encontró a otros, parados, y les dijo:</text:p>
      <text:p text:style-name="P32">“¿Cómo es que estáis aquí el día entero sin trabajar?”.</text:p>
      <text:p text:style-name="P32">Le respondieron:</text:p>
      <text:p text:style-name="P32">“Nadie nos ha contratado”.</text:p>
      <text:p text:style-name="P32">Él les dijo:</text:p>
      <text:p text:style-name="P32">“Id también vosotros a mi viña”.</text:p>
      <text:p text:style-name="P32">Cuando oscureció, el dueño de la viña dijo al capataz:</text:p>
      <text:p text:style-name="P32">“Llama a los jornaleros y págales el jornal, empezando por los últimos y acabando por los primeros”.</text:p>
      <text:p text:style-name="P32"><text:soft-page-break/>Vinieron los del atardecer y recibieron un denario cada uno.</text:p>
      <text:p text:style-name="P32">Cuando llegaron los primeros, pensaban que recibirían más, pero ellos también recibieron un denario cada uno. Entonces se pusieron a protestar contra el amo:</text:p>
      <text:p text:style-name="P32">“Estos últimos han trabajado sólo una hora, y los has tratado igual que a nosotros, que hemos aguantado el peso del día y el bochorno”.</text:p>
      <text:p text:style-name="P32">Él replicó a uno de ellos:</text:p>
      <text:p text:style-name="P32">“Amigo, no te hago ninguna injusticia. ¿No nos ajustamos en un denario? Toma lo tuyo y vete. Quiero darle a este último igual que a ti. ¿Es que no tengo libertad para hacer lo que quiera en mis asuntos? ¿O vas a tener tú envidia por que yo soy bueno?”.</text:p>
      <text:p text:style-name="P32">Así, los últimos serán los primeros y los primeros los últimos».</text:p>
      <text:p text:style-name="P33"/>
      <text:p text:style-name="P11">Palabra de<text:span text:style-name="T38">l</text:span> <text:span text:style-name="T38">Señor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Pagella" svg:font-family="'TeX Gyre Pagella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0T19:53:14.394857212</meta:creation-date>
    <dc:date>2023-09-13T16:58:25.950852338</dc:date>
    <meta:editing-duration>PT2H48M29S</meta:editing-duration>
    <meta:editing-cycles>44</meta:editing-cycles>
    <meta:generator>LibreOffice/7.5.3.2$Linux_X86_64 LibreOffice_project/50$Build-2</meta:generator>
    <meta:document-statistic meta:table-count="0" meta:image-count="0" meta:object-count="0" meta:page-count="4" meta:paragraph-count="52" meta:word-count="645" meta:character-count="3519" meta:non-whitespace-character-count="2914"/>
  </office:meta>
</office:document-meta>
</file>